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4.499cm"/>
    </style:style>
    <style:style style:name="co15" style:family="table-column">
      <style:table-column-properties fo:break-before="auto" style:column-width="14.076cm"/>
    </style:style>
    <style:style style:name="ro2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4.792cm" fo:break-before="auto" style:use-optimal-row-height="true"/>
    </style:style>
    <style:style style:name="ro10" style:family="table-row">
      <style:table-row-properties style:row-height="1.949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246" table:default-cell-style-name="ce7"/>
        <table:table-column table:style-name="co7" table:number-columns-repeated="767" table:default-cell-style-name="Default"/>
        <table:table-row table:style-name="ro2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13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8">
          <table:table-cell table:style-name="ce6" office:value-type="string">
            <text:p>EUGEN-T10-R012</text:p>
          </table:table-cell>
          <table:table-cell table:style-name="ce9" office:value-type="string">
            <text:p>An allowance percentage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8">
          <table:table-cell table:style-name="ce6" office:value-type="string">
            <text:p>EUGEN-T10-R022</text:p>
          </table:table-cell>
          <table:table-cell table:style-name="ce9" office:value-type="string">
            <text:p>An allowance or charge amount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/>
          <table:table-cell table:style-name="ce12" table:number-columns-repeated="3"/>
          <table:table-cell table:number-columns-repeated="1015"/>
        </table:table-row>
        <table:table-row table:style-name="ro2">
          <table:table-cell office:value-type="string">
            <text:p>EUGEN-T10-R029</text:p>
          </table:table-cell>
          <table:table-cell office:value-type="string">
            <text:p>An allowance charge reason code MUST have a list identifier attribute 'UNCL4465'.</text:p>
          </table:table-cell>
          <table:table-cell office:value-type="string">
            <text:p>Allowance Charge Reas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27</text:p>
          </table:table-cell>
          <table:table-cell office:value-type="string">
            <text:p>A country identification code MUST have a list identifier attribute 'ISO3166-1:Alpha2'.</text:p>
          </table:table-cell>
          <table:table-cell office:value-type="string">
            <text:p>Country Identificati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6</text:p>
          </table:table-cell>
          <table:table-cell office:value-type="string">
            <text:p>A currency code element MUST have a list identifier attribute 'ISO4217'.</text:p>
          </table:table-cell>
          <table:table-cell office:value-type="string">
            <text:p>Currency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6</text:p>
          </table:table-cell>
          <table:table-cell office:value-type="string">
            <text:p>An invoice MUST have a buyer name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8</text:p>
          </table:table-cell>
          <table:table-cell office:value-type="string">
            <text:p>An invoice MUST have a buyer postal address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0</text:p>
          </table:table-cell>
          <table:table-cell office:value-type="string">
            <text:p>A customer SHOULD provide information about its legal entity information</text:p>
          </table:table-cell>
          <table:table-cell office:value-type="string">
            <text:p>Custom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4</text:p>
          </table:table-cell>
          <table:table-cell office:value-type="string">
            <text:p>An delivery location identifier MUST have a scheme identifier attribute.</text:p>
          </table:table-cell>
          <table:table-cell office:value-type="string">
            <text:p>Delivery Location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3</text:p>
          </table:table-cell>
          <table:table-cell office:value-type="string">
            <text:p>A document type code MUST have a list identifier attribute 'UNCL1001'.</text:p>
          </table:table-cell>
          <table:table-cell office:value-type="string">
            <text:p>Document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3</text:p>
          </table:table-cell>
          <table:table-cell office:value-type="string">
            <text:p>An endpoint identifier MUST have a scheme identifier attribute.</text:p>
          </table:table-cell>
          <table:table-cell office:value-type="string">
            <text:p>Endpoint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1</text:p>
          </table:table-cell>
          <table:table-cell office:value-type="string">
            <text:p>A financial account identifier MUST have a scheme identifier attribute.</text:p>
          </table:table-cell>
          <table:table-cell office:value-type="string">
            <text:p>Financial Account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4</text:p>
          </table:table-cell>
          <table:table-cell office:value-type="string">
            <text:p>If the tax currency code is different from the document currency code, the tax exchange rate MUST be provided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5</text:p>
          </table:table-cell>
          <table:table-cell office:value-type="string">
            <text:p>An invoice type code MUST have a list identifier attribute 'UNCL1001'.</text:p>
          </table:table-cell>
          <table:table-cell office:value-type="string">
            <text:p>Invoice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4</text:p>
          </table:table-cell>
          <table:table-cell office:value-type="string">
            <text:p>A party identifier MUST have a scheme identifier attribute.</text:p>
          </table:table-cell>
          <table:table-cell office:value-type="string">
            <text:p>Part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EUGEN-T10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office:value-type="string">
            <text:p>Payment Means</text:p>
          </table:table-cell>
          <table:table-cell table:style-name="ce11" office:value-type="string">
            <text:p>warning</text:p>
          </table:table-cell>
          <table:table-cell table:style-name="ce11" office:value-type="string">
            <text:p>T10</text:p>
          </table:table-cell>
          <table:table-cell table:style-name="ce9"/>
          <table:table-cell table:style-name="ce11" table:number-columns-repeated="3"/>
          <table:table-cell table:style-name="ce12" table:number-columns-repeated="1015"/>
        </table:table-row>
        <table:table-row table:style-name="ro2">
          <table:table-cell office:value-type="string">
            <text:p>EUGEN-T10-R028</text:p>
          </table:table-cell>
          <table:table-cell office:value-type="string">
            <text:p>A payment means code MUST have a list identifier attribute 'UNCL4461'.</text:p>
          </table:table-cell>
          <table:table-cell office:value-type="string">
            <text:p>Payment Means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5</text:p>
          </table:table-cell>
          <table:table-cell office:value-type="string">
            <text:p>An invoice MUST have a seller name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7</text:p>
          </table:table-cell>
          <table:table-cell office:value-type="string">
            <text:p>An invoice MUST have a seller postal address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9</text:p>
          </table:table-cell>
          <table:table-cell office:value-type="string">
            <text:p>A supplier SHOULD provide information about its legal entity information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1</text:p>
          </table:table-cell>
          <table:table-cell office:value-type="string">
            <text:p>The VAT identifier for the supplier SHOULD be prefixed with country code for companies with VAT registration in EU countries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EUGEN-T10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10" office:value-type="string">
            <text:p>Tax Category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EUGEN-T10-R032</text:p>
          </table:table-cell>
          <table:table-cell office:value-type="string">
            <text:p>A tax category identifier MUST have a scheme identifier attribute 'UNCL5305'.</text:p>
          </table:table-cell>
          <table:table-cell office:value-type="string">
            <text:p>Tax Categor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5</text:p>
          </table:table-cell>
          <table:table-cell office:value-type="string">
            <text:p>Tax exchange rate MUST specify the calculation rate and the operator code.</text:p>
          </table:table-cell>
          <table:table-cell office:value-type="string">
            <text:p>Tax Exchang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3</text:p>
          </table:table-cell>
          <table:table-cell office:value-type="string">
            <text:p>The total tax amount MUST equal the sum of tax amounts per category.</text:p>
          </table:table-cell>
          <table:table-cell office:value-type="string">
            <text:p>Tax Total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0</text:p>
          </table:table-cell>
          <table:table-cell office:value-type="string">
            <text:p>A unit code attribute MUST have a unit code list identifier attribute 'UNECERec20'.</text:p>
          </table:table-cell>
          <table:table-cell office:value-type="string">
            <text:p>Unit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2</text:p>
          </table:table-cell>
          <table:table-cell office:value-type="string">
            <text:p>The tax amount per category MUST be the taxable amount multiplied by the category percentage.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6</text:p>
          </table:table-cell>
          <table:table-cell office:value-type="string">
            <text:p>If the tax currency code is different from the document currency code, each tax subtotal has to include the tax amount in both currencies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1" table:default-cell-style-name="ce20"/>
        <table:table-column table:style-name="co3" table:default-cell-style-name="ce7"/>
        <table:table-column table:style-name="co14" table:default-cell-style-name="ce21"/>
        <table:table-column table:style-name="co15" table:default-cell-style-name="ce26"/>
        <table:table-column table:style-name="co14" table:default-cell-style-name="Default"/>
        <table:table-column table:style-name="co12" table:number-columns-repeated="252" table:default-cell-style-name="ce20"/>
        <table:table-column table:style-name="co12" table:number-columns-repeated="767" table:default-cell-style-name="Default"/>
        <table:table-row table:style-name="ro8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UGEN-T10-R004</text:p>
          </table:table-cell>
          <table:table-cell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08</text:p>
          </table:table-cell>
          <table:table-cell office:value-type="string">
            <text:p>(parent::cac:AllowanceCharge) or (cbc:ID and cbc:Percent) or (cbc:ID = 'AE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12</text:p>
          </table:table-cell>
          <table:table-cell office:value-type="string">
            <text:p>not(cbc:MultiplierFactorNumeric) or number(cbc:MultiplierFactorNumeric) 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2</text:p>
          </table:table-cell>
          <table:table-cell office:value-type="string">
            <text:p>number(cbc:Amount)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3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5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6</text:p>
          </table:table-cell>
          <table:table-cell table:style-name="ce7" office:value-type="string">
            <text:p>@listID = <text:s/>'ISO4217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7</text:p>
          </table:table-cell>
          <table:table-cell table:style-name="ce7" office:value-type="string">
            <text:p>@listID = 'ISO3166-1:Alpha2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8</text:p>
          </table:table-cell>
          <table:table-cell table:style-name="ce7" office:value-type="string">
            <text:p>@listID = 'UNCL446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9</text:p>
          </table:table-cell>
          <table:table-cell table:style-name="ce7" office:value-type="string">
            <text:p>@listID = 'UNCL446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30</text:p>
          </table:table-cell>
          <table:table-cell table:style-name="ce7" office:value-type="string">
            <text:p>not(attribute::unitCode) or (attribute::unitCode and attribute::unitCodeListID = 'UNECERec20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1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2</text:p>
          </table:table-cell>
          <table:table-cell table:style-name="ce7" office:value-type="string">
            <text:p>@schemeID = 'UNCL530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3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5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6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7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8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9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0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1</text:p>
          </table:table-cell>
          <table:table-cell table:style-name="ce22" office:value-type="string">
            <text:p>not(/ubl:Invoice/cac:TaxTotal/*/*/*/cbc:ID = 'VAT') or (starts-with(cac:Party/cac:PartyTaxScheme/cbc:CompanyID,cac:Party/cac:PostalAddress/cac:Country/cbc:IdentificationCode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10">
          <table:table-cell table:style-name="ce19" office:value-type="string">
            <text:p>T10</text:p>
          </table:table-cell>
          <table:table-cell office:value-type="string">
            <text:p>EUGEN-T10-R042</text:p>
          </table:table-cell>
          <table:table-cell table:style-name="ce7" office:value-type="string">
            <text:p>((cbc:TaxableAmount) and (cac:TaxCategory/cbc:Percent) and ((xs:decimal(cbc:TaxAmount)) = round((xs:decimal(cbc:TaxableAmount) * (xs:decimal(cac:TaxCategory/cbc:Percent) div 100)) *10 * 10) div 100)) or not(cac:TaxCategory/cbc:Percent) or not(cbc:TaxableAmount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3</text:p>
          </table:table-cell>
          <table:table-cell table:style-name="ce7" office:value-type="string">
            <text:p>(xs:decimal(child::cbc:TaxAmount)= round(number(sum(xs:decimal(cac:TaxSubtotal/cbc:TaxAmount)) * 10 * 10)) div 100) </text:p>
          </table:table-cell>
          <table:table-cell table:style-name="ce24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4</text:p>
          </table:table-cell>
          <table:table-cell table:style-name="ce7" office:value-type="string">
            <text:p>not(//cbc:TaxCurrencyCode) or (//cac:TaxExchangeRat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5</text:p>
          </table:table-cell>
          <table:table-cell table:style-name="ce7" office:value-type="string">
            <text:p>(cbc:CalculationRate) and (cbc:MathematicOperatorCod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46</text:p>
          </table:table-cell>
          <table:table-cell table:style-name="ce7" office:value-type="string">
            <text:p>not(/ubl:Invoice/cbc:TaxCurrencyCode) or (cbc:TaxAmount and cbc:TransactionCurrencyTaxAmount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VAT category</text:p>
          </table:table-cell>
          <table:table-cell office:value-type="string">
            <text:p>//cac:TaxSubtotal[cac:TaxCategory/cac:TaxScheme/cbc:ID = 'VAT'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Unit Code</text:p>
          </table:table-cell>
          <table:table-cell table:style-name="Default" office:value-type="string">
            <text:p>//*[contains(name(),'Quantity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office:value-type="string">
            <text:p>T10</text:p>
          </table:table-cell>
          <table:table-cell office:value-type="string">
            <text:p>Total Invoice</text:p>
          </table:table-cell>
          <table:table-cell office:value-type="string">
            <text:p>//cac:LegalMonetary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Tax Category Identifier</text:p>
          </table:table-cell>
          <table:table-cell table:style-name="Default" office:value-type="string">
            <text:p>//cac:TaxCategory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Payment Means Code</text:p>
          </table:table-cell>
          <table:table-cell table:style-name="Default" office:value-type="string">
            <text:p>//cbc:PaymentMeans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yment Means</text:p>
          </table:table-cell>
          <table:table-cell office:value-type="string">
            <text:p>//cac:PaymentMeans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rty Identifier</text:p>
          </table:table-cell>
          <table:table-cell table:style-name="Default" office:value-type="string">
            <text:p>//cac:PartyIdentifi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Type Code</text:p>
          </table:table-cell>
          <table:table-cell table:style-name="Default" office:value-type="string">
            <text:p>//cbc:Invoice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Invoice Period Information</text:p>
          </table:table-cell>
          <table:table-cell office:value-type="string">
            <text:p>//cac:InvoicePerio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Financial Account Identifier</text:p>
          </table:table-cell>
          <table:table-cell table:style-name="Default" office:value-type="string">
            <text:p>//cac:PayeeFinancialAccount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ndpoint</text:p>
          </table:table-cell>
          <table:table-cell table:style-name="Default" office:value-type="string">
            <text:p>//cbc:Endpoint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ocument Type Code</text:p>
          </table:table-cell>
          <table:table-cell table:style-name="Default" office:value-type="string">
            <text:p>//cbc:Document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rrency Code</text:p>
          </table:table-cell>
          <table:table-cell table:style-name="Default" office:value-type="string">
            <text:p>//*[contains(name(),'CurrencyCode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elivery Location Identifier</text:p>
          </table:table-cell>
          <table:table-cell office:value-type="string">
            <text:p>//cac:DeliveryLo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Country Identification Code</text:p>
          </table:table-cell>
          <table:table-cell table:style-name="Default" office:value-type="string">
            <text:p>//cac:Country/cbc:Identificati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Allowance Charge Reason Code</text:p>
          </table:table-cell>
          <table:table-cell table:style-name="Default" office:value-type="string">
            <text:p>//cbc:AllowanceChargeReas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Allowance Charge</text:p>
          </table:table-cell>
          <table:table-cell office:value-type="string">
            <text:p>/ubl:Invoice/cac:AllowanceCharg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Supplier</text:p>
          </table:table-cell>
          <table:table-cell office:value-type="string">
            <text:p>//cac:AccountingSuppli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stomer</text:p>
          </table:table-cell>
          <table:table-cell office:value-type="string">
            <text:p>//cac:AccountingCustom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Total</text:p>
          </table:table-cell>
          <table:table-cell office:value-type="string">
            <text:p>/ubl:Invoice/cac:Tax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Exchange</text:p>
          </table:table-cell>
          <table:table-cell office:value-type="string">
            <text:p>//cac:TaxExchangeRat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45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12" table:default-cell-style-name="ce28"/>
        <table:table-column table:style-name="co17" table:default-cell-style-name="ce28"/>
        <table:table-column table:style-name="co12" table:number-columns-repeated="255" table:default-cell-style-name="ce28"/>
        <table:table-column table:style-name="co12" table:number-columns-repeated="767" table:default-cell-style-name="Default"/>
        <table:table-row table:style-name="ro4">
          <table:table-cell table:style-name="ce27" office:value-type="string">
            <text:p>Profile</text:p>
          </table:table-cell>
          <table:table-cell table:style-name="ce27" office:value-type="string">
            <text:p>Transaction</text:p>
          </table:table-cell>
          <table:table-cell table:style-name="ce27" office:value-type="string">
            <text:p>Binding</text:p>
          </table:table-cell>
          <table:table-cell table:style-name="ce27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9" office:value-type="string">
            <text:p>OPENPEPPOLCodesT10-UBL.sch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8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05T18:02:19</dc:date>
    <dc:creator>Oriol Bausà</dc:creator>
    <meta:editing-duration>P2DT12H48M49S</meta:editing-duration>
    <meta:editing-cycles>50</meta:editing-cycles>
    <meta:document-statistic meta:table-count="3" meta:cell-count="318" meta:object-count="0"/>
  </office:meta>
</office:document-meta>
</file>